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text:span text:style-name="xitem_.en_definition_.en_sense_senses_entry_letData_dicBody">question marker added to consonant final words</text:span><text:span text:style-name="xlanguagetag_xitem_.tpi_definition_.en_sense_senses_entry_letData_dicBody"/><text:span text:style-name="xitem_.tpi_definition_.en_sense_senses_entry_letData_dicBody">dispela i makim askim</text:span><text:span text:style-name="xlanguagetag_example_xitem_examples_sense_senses_entry_letData_dicBody"/><text:span text:style-name="example_xitem_examples_sense_senses_entry_letData_dicBody">Ġëyam-a?</text:span><text:span text:style-name="xlanguagetag_translation_.en_translations_xitem_examples_sense_senses_entry_letData_dicBody"/><text:span text:style-name="translation_.en_translations_xitem_examples_sense_senses_entry_letData_dicBody">Have you come?</text:span><text:span text:style-name="xlanguagetag_example_xitem_examples_sense_senses_entry_letData_dicBody"/><text:span text:style-name="example_xitem_examples_sense_senses_entry_letData_dicBody">Maḳ ġelë Abraham-a?</text:span><text:span text:style-name="xlanguagetag_translation_.en_translations_xitem_examples_sense_senses_entry_letData_dicBody"/><text:span text:style-name="translation_.en_translations_xitem_examples_sense_senses_entry_letData_dicBody">Did you maybe see Abraham?</text:span></text:p>
        <text:p text:style-name="entry_letData_dicBody"><text:span text:style-name="headword_entry_letData_dicBody">a-</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text:span text:style-name="example_xitem_examples_sense_senses_entry_letData_dicBody">He su ayoh vu bë adah vun in ham rë.</text:span><text:span text:style-name="xlanguagetag_translation_.en_translations_xitem_examples_sense_senses_entry_letData_dicBody"/><text:span text:style-name="translation_.en_translations_xitem_examples_sense_senses_entry_letData_dicBody">We are not able to hide it from you</text:span><text:span text:style-name="xlanguagetag_example_xitem_examples_sense_senses_entry_letData_dicBody"/><text:span text:style-name="example_xitem_examples_sense_senses_entry_letData_dicBody">Hil ana sepa ataġ vaha .</text:span><text:span text:style-name="xlanguagetag_translation_.en_translations_xitem_examples_sense_senses_entry_letData_dicBody"/><text:span text:style-name="translation_.en_translations_xitem_examples_sense_senses_entry_letData_dicBody">Let's go and follow my mother's tracks</text:span><text:span text:style-name="xlanguagetag_example_xitem_examples_sense_senses_entry_letData_dicBody"/><text:span text:style-name="example_xitem_examples_sense_senses_entry_letData_dicBody">Alu aluḳ dub loḳ ayed sënë</text:span><text:span text:style-name="xlanguagetag_translation_.en_translations_xitem_examples_sense_senses_entry_letData_dicBody"/><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4T12:48:36</meta:creation-date>
    <dc:creator>Yesu</dc:creator>
    <dc:date>2011-02-14T12:48:36</dc:date>
    <meta:editing-cycles>1</meta:editing-cycles>
    <meta:editing-duration>PT2M27S</meta:editing-duration>
    <meta:AssemblyVersion Assembly-Version="OpenOfficeConvert 0.6.16.608"/>
    <meta:Created-By Created-By="ReSharper 5.1.3000.12"/>
    <meta:user-defined meta:name="Assembly-Version">OpenOfficeConvert 0.6.16.608</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10\PartFile1"
Const IsPreview = "False"
Const RunMacroFirstTime = "True"

'Changed On Feb-10-2011 for TD-1888(header for reversal only export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